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6508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1.5236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2862in"/>
    </style:style>
    <style:style style:name="co12" style:family="table-column">
      <style:table-column-properties fo:break-before="auto" style:column-width="1.4701in"/>
    </style:style>
    <style:style style:name="co13" style:family="table-column">
      <style:table-column-properties fo:break-before="auto" style:column-width="1.454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ystematicRe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PM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Presenting Symptoms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Survival From Diagnosis (mo)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TumorLocationOrbital</text:p>
          </table:table-cell>
          <table:table-cell office:value-type="string" calcext:value-type="string">
            <text:p>TumorLocationSystemic</text:p>
          </table:table-cell>
          <table:table-cell office:value-type="string" calcext:value-type="string">
            <text:p>SerologicalEBVStatus</text:p>
          </table:table-cell>
          <table:table-cell office:value-type="string" calcext:value-type="string">
            <text:p>AnnArborStaging</text:p>
          </table:table-cell>
          <table:table-cell office:value-type="string" calcext:value-type="string">
            <text:p>Immunoshistochemistry</text:p>
          </table:table-cell>
          <table:table-cell office:value-type="string" calcext:value-type="string">
            <text:p>MolecularSubtyping</text:p>
          </table:table-cell>
          <table:table-cell office:value-type="string" calcext:value-type="string">
            <text:p>Ki67</text:p>
          </table:table-cell>
          <table:table-cell office:value-type="string" calcext:value-type="string">
            <text:p>GeographicLocation</text:p>
          </table:table-cell>
        </table:table-row>
        <table:table-row table:style-name="ro1">
          <table:table-cell office:value-type="float" office:value="10571346" calcext:value-type="float">
            <text:p>1057134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lid swelling; proptosis; diplopia</text:p>
          </table:table-cell>
          <table:table-cell office:value-type="string" calcext:value-type="string">
            <text:p>Localized 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ntraocular</text:p>
          </table:table-cell>
          <table:table-cell office:value-type="string" calcext:value-type="string">
            <text:p>right leg</text:p>
          </table:table-cell>
          <table:table-cell/>
          <table:table-cell office:value-type="string" calcext:value-type="string">
            <text:p>IIIE</text:p>
          </table:table-cell>
          <table:table-cell office:value-type="string" calcext:value-type="string">
            <text:p>CD45+;CD3+;CD8+;CD56+;TIA-1+;perforin+;LMP+;EBER+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0571346" calcext:value-type="float">
            <text:p>1057134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decreased vision; restricted EOM</text:p>
          </table:table-cell>
          <table:table-cell office:value-type="string" calcext:value-type="string">
            <text:p>Localized RT; TAD 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etroorbita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CD45+;CD3+;CD8+;CD56+;GrB+;TIA-1+;perforin+;EBER+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5811726" calcext:value-type="float">
            <text:p>258117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id swelling; chemosis; conjunctival mass</text:p>
          </table:table-cell>
          <table:table-cell office:value-type="string" calcext:value-type="string">
            <text:p>Localized RT; cyclophosphamide vincristine hydroxydaunorubicin cisplatin prednisone C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onjunctiva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CD2+;CD7+;CD56+;bcl-2+;CD20-;CD8-;CD123-;TdT-;EBER+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MiiddleEast</text:p>
          </table:table-cell>
        </table:table-row>
        <table:table-row table:style-name="ro1">
          <table:table-cell office:value-type="float" office:value="26585973" calcext:value-type="float">
            <text:p>2658597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urred vision with vitreous opacity</text:p>
          </table:table-cell>
          <table:table-cell office:value-type="string" calcext:value-type="string">
            <text:p>Localized RT; SMILE CT</text:p>
          </table:table-cell>
          <table:table-cell office:value-type="string" calcext:value-type="string">
            <text:p>&gt;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intraocul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CD45+;CD2+;CD56+; CD4-;CD8-;CD19-;CD30-;EBER+</text:p>
          </table:table-cell>
          <table:table-cell office:value-type="string" calcext:value-type="string">
            <text:p>IGH rearrangement; TCR beta rearrangeme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22681504" calcext:value-type="float">
            <text:p>226815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id swelling; restricted EOM; decreased vision; hyperglobus; chemosis</text:p>
          </table:table-cell>
          <table:table-cell office:value-type="string" calcext:value-type="string">
            <text:p>Localized RT; CHOP CT; surgical orbitoto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nfraorbita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CD3+;CD56+TIA-1+</text:p>
          </table:table-cell>
          <table:table-cell office:value-type="string" calcext:value-type="string">
            <text:p>No TCR rearrangement</text:p>
          </table:table-cell>
          <table:table-cell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23387455" calcext:value-type="float">
            <text:p>233874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decreased vision; RAPD; elevated IOP; proptosis; restricted EOM; diplopia; periorbital edema; chemosis; fatigue; weight loss</text:p>
          </table:table-cell>
          <table:table-cell office:value-type="string" calcext:value-type="string">
            <text:p>Localized RT; methotrexate/cytarabine L-asparaginase 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nferomedial orbital; sinus extension</text:p>
          </table:table-cell>
          <table:table-cell table:number-columns-repeated="3"/>
          <table:table-cell office:value-type="string" calcext:value-type="string">
            <text:p>CD45+;CD2+;CD3+;CD4weak;CD8weak;CD56-;EBER+</text:p>
          </table:table-cell>
          <table:table-cell table:number-columns-repeated="2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23969921" calcext:value-type="float">
            <text:p>239699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id swelling; facial swelling; necrotizing ulcerative periodontitis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orbital floor; sinus extension</text:p>
          </table:table-cell>
          <table:table-cell table:number-columns-repeated="3"/>
          <table:table-cell office:value-type="string" calcext:value-type="string">
            <text:p>CD3+;GrB+;CD45+;CD56+;FASN+;GLUT-1-;CD44-;EBER+</text:p>
          </table:table-cell>
          <table:table-cell table:number-columns-repeated="2"/>
          <table:table-cell office:value-type="string" calcext:value-type="string">
            <text:p>SouthAmerica</text:p>
          </table:table-cell>
        </table:table-row>
        <table:table-row table:style-name="ro1">
          <table:table-cell office:value-type="float" office:value="29978138" calcext:value-type="float">
            <text:p>2997813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urred vision; lid swelling; anterior uveitis; increased IOP; conjunctival injection and chemosis</text:p>
          </table:table-cell>
          <table:table-cell office:value-type="string" calcext:value-type="string">
            <text:p>Localized RT; 2/3DeVIC CT</text:p>
          </table:table-cell>
          <table:table-cell office:value-type="string" calcext:value-type="string">
            <text:p>&gt;1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orbital floor</text:p>
          </table:table-cell>
          <table:table-cell office:value-type="string" calcext:value-type="string">
            <text:p>CNS</text:p>
          </table:table-cell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CD3+;CD2+;CD56+;CD8+TIA-1+;CD4-;CD7-;CD20-;EBER+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2673566" calcext:value-type="float">
            <text:p>1267356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blurred vision with vitreous opacity; proptosis</text:p>
          </table:table-cell>
          <table:table-cell office:value-type="string" calcext:value-type="string">
            <text:p>Localized 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orbita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CD56+;CD3+;GrB+;TIA-1+;LMP+;CD5-;CD20-;CD30-;CD45-;CD45RO-;CD57-;CD68-;CD79a-;kappa-;lambda-;MPO-;lysozyme-;S-100-;cytokeratin-;epithelial membrane antigen-;EBER+</text:p>
          </table:table-cell>
          <table:table-cell office:value-type="string" calcext:value-type="string">
            <text:p>No TCR rearrangement; No Ig rearragnement</text:p>
          </table:table-cell>
          <table:table-cell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23663138" calcext:value-type="float">
            <text:p>236631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acryoadenitis, chronic rhinosinusitis</text:p>
          </table:table-cell>
          <table:table-cell office:value-type="string" calcext:value-type="string">
            <text:p>cyclophosphamide vincristine adriamycin prenisolone intrathecal methotrexate 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acrimal; subretinal intraocular; nasal mucosal involvemen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IIE</text:p>
          </table:table-cell>
          <table:table-cell office:value-type="string" calcext:value-type="string">
            <text:p>CD3+;CD5+;CD4+;CD8+;CD56+;EBER+</text:p>
          </table:table-cell>
          <table:table-cell table:number-columns-repeated="2"/>
          <table:table-cell office:value-type="string" calcext:value-type="string">
            <text:p>SouthEastAsia</text:p>
          </table:table-cell>
        </table:table-row>
        <table:table-row table:style-name="ro1">
          <table:table-cell office:value-type="float" office:value="28194321" calcext:value-type="float">
            <text:p>281943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creased vision; eye redness; periorbital edema; chemosis; restricted EOM</text:p>
          </table:table-cell>
          <table:table-cell office:value-type="string" calcext:value-type="string">
            <text:p>SMILE 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orbital recti; lacrimal; optic nerve; orbital fat; intracranial extension</text:p>
          </table:table-cell>
          <table:table-cell office:value-type="string" calcext:value-type="string">
            <text:p>CNS</text:p>
          </table:table-cell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CD3+; TIA-1+; Ki67+; CD56-; CD20-; EBER+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string" calcext:value-type="string">
            <text:p>SouthEastAsia</text:p>
          </table:table-cell>
        </table:table-row>
        <table:table-row table:style-name="ro1">
          <table:table-cell office:value-type="float" office:value="24621697" calcext:value-type="float">
            <text:p>246216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periorbital swelling; periorbital pain</text:p>
          </table:table-cell>
          <table:table-cell office:value-type="string" calcext:value-type="string">
            <text:p>dexamethasone ifosfamide etoposide CT</text:p>
          </table:table-cell>
          <table:table-cell office:value-type="string" calcext:value-type="string">
            <text:p>&gt;12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orbital; sinus involvement</text:p>
          </table:table-cell>
          <table:table-cell office:value-type="string" calcext:value-type="string">
            <text:p>Spleen</text:p>
          </table:table-cell>
          <table:table-cell/>
          <table:table-cell office:value-type="string" calcext:value-type="string">
            <text:p>IIIE</text:p>
          </table:table-cell>
          <table:table-cell office:value-type="string" calcext:value-type="string">
            <text:p>CD3+; CD5+; CD56+; CD20-; Bcl-2-; EBER+</text:p>
          </table:table-cell>
          <table:table-cell table:number-columns-repeated="2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28146362" calcext:value-type="float">
            <text:p>281463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epiphora</text:p>
          </table:table-cell>
          <table:table-cell office:value-type="string" calcext:value-type="string">
            <text:p>Localized RT; GPD CT; SMILE C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acrimal sac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Ki67+;CD3+;CD56+;EBER+</text:p>
          </table:table-cell>
          <table:table-cell office:value-type="string" calcext:value-type="string">
            <text:p>No TCR rearrangement; No Ig rearragneme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18347456" calcext:value-type="float">
            <text:p>183474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eriorbital swelling; diplopia; restricted EOM</text:p>
          </table:table-cell>
          <table:table-cell office:value-type="string" calcext:value-type="string">
            <text:p>Localized RT; intrathecal cytarabine doxorubicin vincristine cyclophosphami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orbital</text:p>
          </table:table-cell>
          <table:table-cell office:value-type="string" calcext:value-type="string">
            <text:p>CNS</text:p>
          </table:table-cell>
          <table:table-cell table:number-columns-repeated="2"/>
          <table:table-cell office:value-type="string" calcext:value-type="string">
            <text:p>CD56+;CD3+; CD4+; CD7+; CD43+; TIA-1+; CD5-; CD8-; LMP-1-; EBER-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32874983" calcext:value-type="float">
            <text:p>32874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ever; proptosis; cervical lymphadenopathy; lid swelling; periorbital redness</text:p>
          </table:table-cell>
          <table:table-cell office:value-type="string" calcext:value-type="string">
            <text:p>SMILE CT</text:p>
          </table:table-cell>
          <table:table-cell office:value-type="string" calcext:value-type="string">
            <text:p>&gt;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araorbital; eyelid; lacrimal gland; right rectus</text:p>
          </table:table-cell>
          <table:table-cell office:value-type="string" calcext:value-type="string">
            <text:p>CNS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LCA+;CD99-;CD2+;CD5-;CD20-;CD3+;CD43-;CD79a-;CD38+;PAX-5-;CD138-;CgA-;Syn-;CD56+;CD4-;CD7-;CD30-;CD21-;CD8+;CD4+;TdT-;CD1a-;MyoD1-;Myogenin-;TIA-1+;GrB+;P53-;Performin-;EBER+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7440279" calcext:value-type="float">
            <text:p>174402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roptosis; lid swelling; ptosis; fixation of the globe; decreased vision</text:p>
          </table:table-cell>
          <table:table-cell office:value-type="string" calcext:value-type="string">
            <text:p>RT; CT; Surgical manag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eft superonasal orbital</text:p>
          </table:table-cell>
          <table:table-cell office:value-type="string" calcext:value-type="string">
            <text:p>nose; gall bladder</text:p>
          </table:table-cell>
          <table:table-cell/>
          <table:table-cell office:value-type="string" calcext:value-type="string">
            <text:p>IIIE</text:p>
          </table:table-cell>
          <table:table-cell office:value-type="string" calcext:value-type="string">
            <text:p>CD3+;CD45RO+;CD56+CD8+;CD5-;CD20-;CD79a-;GrB+;TIA-1+;LCA+;EBER+</text:p>
          </table:table-cell>
          <table:table-cell office:value-type="string" calcext:value-type="string">
            <text:p>No TCR rearrangemen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7440279" calcext:value-type="float">
            <text:p>174402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roptosis; lid swelling; ptosis; fixation of the globe; decreased vision</text:p>
          </table:table-cell>
          <table:table-cell office:value-type="string" calcext:value-type="string">
            <text:p>RT; CT; Surgical manag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eft inferotemporal orbital</text:p>
          </table:table-cell>
          <table:table-cell office:value-type="string" calcext:value-type="string">
            <text:p>nose; meninges; skin of left upper arm; lymph nodes in front of left ear; onarium; spinal duct</text:p>
          </table:table-cell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CD3+;CD45RO-;CD56+;CD8-;CD5-;CD20-;CD79a-;GrB-;TIA-1+;LCA+;EBER+</text:p>
          </table:table-cell>
          <table:table-cell office:value-type="string" calcext:value-type="string">
            <text:p>No TCR rearrangeme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7440279" calcext:value-type="float">
            <text:p>1744027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id swelling; lid ulceration; decreased vision; restricted EOM</text:p>
          </table:table-cell>
          <table:table-cell office:value-type="string" calcext:value-type="string">
            <text:p>RT; CT; Surgical manage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ight medial orbital</text:p>
          </table:table-cell>
          <table:table-cell office:value-type="string" calcext:value-type="string">
            <text:p>nose; mediastinum</text:p>
          </table:table-cell>
          <table:table-cell/>
          <table:table-cell office:value-type="string" calcext:value-type="string">
            <text:p>IIE</text:p>
          </table:table-cell>
          <table:table-cell office:value-type="string" calcext:value-type="string">
            <text:p>CD3-;CD45RO+;CD56+;CD8+;CD5-;CD20-;CD79a-;GrB+;TIA-1+;LCA+;EBER+</text:p>
          </table:table-cell>
          <table:table-cell office:value-type="string" calcext:value-type="string">
            <text:p>No TCR rearrangem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7440279" calcext:value-type="float">
            <text:p>1744027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ner canthus swelling; cavity formation; proptosis; globe fixation; decreased vision</text:p>
          </table:table-cell>
          <table:table-cell office:value-type="string" calcext:value-type="string">
            <text:p>RT; CT; Surgical managem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eft inferonasal orbital</text:p>
          </table:table-cell>
          <table:table-cell office:value-type="string" calcext:value-type="string">
            <text:p>nose; mediastinum</text:p>
          </table:table-cell>
          <table:table-cell/>
          <table:table-cell office:value-type="string" calcext:value-type="string">
            <text:p>IIE</text:p>
          </table:table-cell>
          <table:table-cell office:value-type="string" calcext:value-type="string">
            <text:p>CD3+;CD45RO+;CD56+;CD8-;CD5-;CD20-;CD79a-;GrB+;TIA-1+;LCA+;EBER+</text:p>
          </table:table-cell>
          <table:table-cell office:value-type="string" calcext:value-type="string">
            <text:p>No TCR rearrangemen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7440279" calcext:value-type="float">
            <text:p>174402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ner canthus swelling and ulceration; proptosis; decreased vision; restricted EOM</text:p>
          </table:table-cell>
          <table:table-cell office:value-type="string" calcext:value-type="string">
            <text:p>RT; Surgical manage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ight medial orbital</text:p>
          </table:table-cell>
          <table:table-cell office:value-type="string" calcext:value-type="string">
            <text:p>nose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No TCR rearrangement</text:p>
          </table:table-cell>
          <table:table-cell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7440279" calcext:value-type="float">
            <text:p>174402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id swelling; decreased vision; restricted EOM</text:p>
          </table:table-cell>
          <table:table-cell office:value-type="string" calcext:value-type="string">
            <text:p>RT; Surgical manageme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ight superonasal orbita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No TCR rearrangement</text:p>
          </table:table-cell>
          <table:table-cell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7440279" calcext:value-type="float">
            <text:p>1744027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anthus swelling; fixation of the globe; decreased vision; ptosis</text:p>
          </table:table-cell>
          <table:table-cell office:value-type="string" calcext:value-type="string">
            <text:p>RT; CT; Surgical manag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ight medial orbital</text:p>
          </table:table-cell>
          <table:table-cell office:value-type="string" calcext:value-type="string">
            <text:p>nose; mediastinum</text:p>
          </table:table-cell>
          <table:table-cell/>
          <table:table-cell office:value-type="string" calcext:value-type="string">
            <text:p>IIE</text:p>
          </table:table-cell>
          <table:table-cell office:value-type="string" calcext:value-type="string">
            <text:p>CD3+;CD56+;CD8+;CD5-;CD20-;CD79a-;GrB+;TIA-1+;LCA+;EBER+</text:p>
          </table:table-cell>
          <table:table-cell office:value-type="string" calcext:value-type="string">
            <text:p>No TCR rearrangemen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30321569" calcext:value-type="float">
            <text:p>303215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urred vision with vitreous opacity</text:p>
          </table:table-cell>
          <table:table-cell office:value-type="string" calcext:value-type="string">
            <text:p>Localized RT; methotrexate etoposide phosphate dexamethasone L-aspartate CT</text:p>
          </table:table-cell>
          <table:table-cell office:value-type="string" calcext:value-type="string">
            <text:p>&gt;9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treoretinal intraocular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VE</text:p>
          </table:table-cell>
          <table:table-cell office:value-type="string" calcext:value-type="string">
            <text:p>CD2+;CD30+;CD38+;CD56+;CD45RO+;CD3-;CD4-;CD5-;CD7-;CD8-;CD10-lCD16-lCD19-;CD57-;EBER+</text:p>
          </table:table-cell>
          <table:table-cell office:value-type="string" calcext:value-type="string">
            <text:p>No TCR rearrangement; no Ig rearrangement; no MYD88 mutation</text:p>
          </table:table-cell>
          <table:table-cell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29706604" calcext:value-type="float">
            <text:p>297066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optosis; lid swelling; periorbital swelling</text:p>
          </table:table-cell>
          <table:table-cell office:value-type="string" calcext:value-type="string">
            <text:p>cyclophosphamide vincristine prednisolone 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ight orbital</text:p>
          </table:table-cell>
          <table:table-cell office:value-type="string" calcext:value-type="string">
            <text:p>liver; pancreas; bone marrow</text:p>
          </table:table-cell>
          <table:table-cell table:number-columns-repeated="2"/>
          <table:table-cell office:value-type="string" calcext:value-type="string">
            <text:p>CD3+;CD56+;TIA-1+;EBER+</text:p>
          </table:table-cell>
          <table:table-cell table:number-columns-repeated="2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6360212" calcext:value-type="float">
            <text:p>163602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ogressive headache; nasal blockage; facial swelling; paresthesias of face and mouth; sinusitis; proptosis; periorbital edema; elevated IOP; restricted EOM</text:p>
          </table:table-cell>
          <table:table-cell office:value-type="string" calcext:value-type="string">
            <text:p>CHOP CT; intrathecal methotrex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ight orbital; bilateral nasal</text:p>
          </table:table-cell>
          <table:table-cell office:value-type="string" calcext:value-type="string">
            <text:p>subcutaneous facial; digastric lymph nodes; left arm; left tibia; liver</text:p>
          </table:table-cell>
          <table:table-cell table:number-columns-repeated="2"/>
          <table:table-cell office:value-type="string" calcext:value-type="string">
            <text:p>CD2+;CD3+;CD7+;CD56+;CD45+;TIA-1+;GrB+;CD30+;EBER+</text:p>
          </table:table-cell>
          <table:table-cell table:number-columns-repeated="2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16360212" calcext:value-type="float">
            <text:p>163602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eriorbital swelling; periorbital pain; diplopia; proptosis; elevated IOP; restricted EOM</text:p>
          </table:table-cell>
          <table:table-cell office:value-type="string" calcext:value-type="string">
            <text:p>CHOP CT; high dose dexamethas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eft orbital; nasal cavity; left maxillary sinus</text:p>
          </table:table-cell>
          <table:table-cell table:number-columns-repeated="2"/>
          <table:table-cell office:value-type="string" calcext:value-type="string">
            <text:p>IE</text:p>
          </table:table-cell>
          <table:table-cell office:value-type="string" calcext:value-type="string">
            <text:p>CD2+;CD3+;CD4+;CD7+;TIA-1+;GrB+;CD56+;EBER+</text:p>
          </table:table-cell>
          <table:table-cell table:number-columns-repeated="2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16360212" calcext:value-type="float">
            <text:p>163602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id swelling; redness; photophobia; conjunctival injection; anterior chamber cell</text:p>
          </table:table-cell>
          <table:table-cell office:value-type="string" calcext:value-type="string">
            <text:p>Hyper-CVAD steroids ifosfamide VP-16 CT; intrathecal methotrexate; 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eft orbital; left lacrimal gland; left lower lid</text:p>
          </table:table-cell>
          <table:table-cell office:value-type="string" calcext:value-type="string">
            <text:p>leptomeninges</text:p>
          </table:table-cell>
          <table:table-cell table:number-columns-repeated="5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16360212" calcext:value-type="float">
            <text:p>163602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id swelling; eye swelling; papilledema; restricted EOM; proptosis</text:p>
          </table:table-cell>
          <table:table-cell office:value-type="string" calcext:value-type="string">
            <text:p>IV steroids; CHOP 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ight orbital; right upper and lower lids; right lacrimal; right nasolacrimal duct</text:p>
          </table:table-cell>
          <table:table-cell office:value-type="string" calcext:value-type="string">
            <text:p>liver; pancreas; bone marrow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CD3+;CD56+;TIA-1+;EBER+</text:p>
          </table:table-cell>
          <table:table-cell table:number-columns-repeated="2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16360212" calcext:value-type="float">
            <text:p>163602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ever; weight loss; decreased vision; enophthalmos; anterior chamber cell; vitreous cell</text:p>
          </table:table-cell>
          <table:table-cell office:value-type="string" calcext:value-type="string">
            <text:p>Oral/topical steroids; CHOP C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ight orbital; left orbital; left eyelid</text:p>
          </table:table-cell>
          <table:table-cell office:value-type="string" calcext:value-type="string">
            <text:p>inguinal lymph nodes</text:p>
          </table:table-cell>
          <table:table-cell table:number-columns-repeated="2"/>
          <table:table-cell office:value-type="string" calcext:value-type="string">
            <text:p>CD3+;CD56+;EBER+</text:p>
          </table:table-cell>
          <table:table-cell table:number-columns-repeated="2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16360212" calcext:value-type="float">
            <text:p>163602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umbness of cheek; lid swelling; sinusitis; proptosis</text:p>
          </table:table-cell>
          <table:table-cell office:value-type="string" calcext:value-type="string">
            <text:p>oral steroids; CVAD CT; CHOP CT; EPOCH CT; methotrexate leucovor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eft orbital; left lower lid; bilateral sphenoid sinus; right maxillary sinus; bilateral ethmoid sinus</text:p>
          </table:table-cell>
          <table:table-cell office:value-type="string" calcext:value-type="string">
            <text:p>upper extremities</text:p>
          </table:table-cell>
          <table:table-cell table:number-columns-repeated="2"/>
          <table:table-cell office:value-type="string" calcext:value-type="string">
            <text:p>CD56+</text:p>
          </table:table-cell>
          <table:table-cell table:number-columns-repeated="2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16360212" calcext:value-type="float">
            <text:p>163602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inusitis; periorbital swelling; proptosis; restricted EOM</text:p>
          </table:table-cell>
          <table:table-cell office:value-type="string" calcext:value-type="string">
            <text:p>CHOP CT; Localized RT; intrathecal methotrexate; ESHAP CT; cisplatin C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ight orbital; left orbital; upper and lower lids; right medial canthus</text:p>
          </table:table-cell>
          <table:table-cell office:value-type="string" calcext:value-type="string">
            <text:p>hard palate; upper lip; nasopharynx; CSF</text:p>
          </table:table-cell>
          <table:table-cell table:number-columns-repeated="2"/>
          <table:table-cell office:value-type="string" calcext:value-type="string">
            <text:p>CD56+;EBER+</text:p>
          </table:table-cell>
          <table:table-cell table:number-columns-repeated="2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27118749" calcext:value-type="float">
            <text:p>271187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decreased vision; panuveitis; superotemporal retinal detachment</text:p>
          </table:table-cell>
          <table:table-cell office:value-type="string" calcext:value-type="string">
            <text:p>SMILE CT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vitreoretinal intraocular</text:p>
          </table:table-cell>
          <table:table-cell office:value-type="string" calcext:value-type="string">
            <text:p>nasal sinus</text:p>
          </table:table-cell>
          <table:table-cell table:number-columns-repeated="2"/>
          <table:table-cell office:value-type="string" calcext:value-type="string">
            <text:p>CD56+;CD3+;EBER+</text:p>
          </table:table-cell>
          <table:table-cell table:number-columns-repeated="2"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8438613" calcext:value-type="float">
            <text:p>184386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axillary sinusitis; upper nasal obstruction; decreased vision; vitritis; retinochoroideal infiltration</text:p>
          </table:table-cell>
          <table:table-cell office:value-type="string" calcext:value-type="string">
            <text:p>CHOP CT; CNS prophylaxis with methotrexa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vitreoretinal intraocular</text:p>
          </table:table-cell>
          <table:table-cell office:value-type="string" calcext:value-type="string">
            <text:p>nasal fossae; paranasal sinus</text:p>
          </table:table-cell>
          <table:table-cell/>
          <table:table-cell office:value-type="string" calcext:value-type="string">
            <text:p>IVA</text:p>
          </table:table-cell>
          <table:table-cell office:value-type="string" calcext:value-type="string">
            <text:p>CD3+;CD56+;CD20-;EBER+</text:p>
          </table:table-cell>
          <table:table-cell office:value-type="string" calcext:value-type="string">
            <text:p>positive TCR rearrangement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3894173" calcext:value-type="float">
            <text:p>338941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dness swelling of the eye; decreased vision; increased IOP; swelling of the iris; anterior chamber cell</text:p>
          </table:table-cell>
          <table:table-cell office:value-type="string" calcext:value-type="string">
            <text:p>MESA CT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ris intraocul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itive</text:p>
          </table:table-cell>
          <table:table-cell table:number-columns-repeated="4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25389681" calcext:value-type="float">
            <text:p>253896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lashes; floaters; decreased vision; vitreous cell</text:p>
          </table:table-cell>
          <table:table-cell office:value-type="string" calcext:value-type="string">
            <text:p>Total body RT; intravitreal methotrexate; IV CT</text:p>
          </table:table-cell>
          <table:table-cell office:value-type="string" calcext:value-type="string">
            <text:p>&gt;1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treoretinal intraocular</text:p>
          </table:table-cell>
          <table:table-cell office:value-type="string" calcext:value-type="string">
            <text:p>testicular</text:p>
          </table:table-cell>
          <table:table-cell office:value-type="string" calcext:value-type="string">
            <text:p>Positive</text:p>
          </table:table-cell>
          <table:table-cell table:number-columns-repeated="4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23715149" calcext:value-type="float">
            <text:p>237151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blurred vision; dimness of vision; lid swelling; photophobia</text:p>
          </table:table-cell>
          <table:table-cell office:value-type="string" calcext:value-type="string">
            <text:p>IV steroi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orbital optic nerve</text:p>
          </table:table-cell>
          <table:table-cell office:value-type="string" calcext:value-type="string">
            <text:p>skin;uterus;small bowel;spleen;pericardium</text:p>
          </table:table-cell>
          <table:table-cell table:number-columns-repeated="2"/>
          <table:table-cell office:value-type="string" calcext:value-type="string">
            <text:p>CD3+;CD56+;GrB+;CD30;EBER+</text:p>
          </table:table-cell>
          <table:table-cell table:number-columns-repeated="2"/>
          <table:table-cell office:value-type="string" calcext:value-type="string">
            <text:p>SouthAmerica</text:p>
          </table:table-cell>
        </table:table-row>
        <table:table-row table:style-name="ro1">
          <table:table-cell office:value-type="float" office:value="19882515" calcext:value-type="float">
            <text:p>198825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ecreased vision; anterior chamber cell; vitreous cell; </text:p>
          </table:table-cell>
          <table:table-cell office:value-type="string" calcext:value-type="string">
            <text:p>methotrexate cytarabine hydrocortisone CT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treoretinal intraocul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CD3+;CD8+;Ki67+;GrB+;CK-;L26-lCD56-;EBER+</text:p>
          </table:table-cell>
          <table:table-cell table:number-columns-repeated="2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27680487" calcext:value-type="float">
            <text:p>2768048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lid swelling</text:p>
          </table:table-cell>
          <table:table-cell office:value-type="string" calcext:value-type="string">
            <text:p>Localized RT; cdexamethasone carboplatin etoposide ifosphamide CT</text:p>
          </table:table-cell>
          <table:table-cell office:value-type="string" calcext:value-type="string">
            <text:p>&gt;12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upper eyelid orbital</text:p>
          </table:table-cell>
          <table:table-cell office:value-type="string" calcext:value-type="string">
            <text:p>intranasal</text:p>
          </table:table-cell>
          <table:table-cell table:number-columns-repeated="2"/>
          <table:table-cell office:value-type="string" calcext:value-type="string">
            <text:p>CD3+;CD56+;GrB+;TIA-1+;CD20-;EBER+</text:p>
          </table:table-cell>
          <table:table-cell table:number-columns-repeated="2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22323887" calcext:value-type="float">
            <text:p>223238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hotophobia; diplopia; restricted EOM; conjunctival injection; ptosis; vitreous opacity; iris mass; ophthalmoplegia</text:p>
          </table:table-cell>
          <table:table-cell office:value-type="string" calcext:value-type="string">
            <text:p>RT; CT; intravitreal triamcinol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ris intraocular</text:p>
          </table:table-cell>
          <table:table-cell office:value-type="string" calcext:value-type="string">
            <text:p>skin</text:p>
          </table:table-cell>
          <table:table-cell table:number-columns-repeated="2"/>
          <table:table-cell office:value-type="string" calcext:value-type="string">
            <text:p>CD3+;CD56+</text:p>
          </table:table-cell>
          <table:table-cell table:number-columns-repeated="2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2208253" calcext:value-type="float">
            <text:p>122082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anteroir uveitis; vitritis; rhegmatogenous retinal detachment</text:p>
          </table:table-cell>
          <table:table-cell office:value-type="string" calcext:value-type="string">
            <text:p>CHOP CT; DHAP; TBI 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vitreoretinal intraocular</text:p>
          </table:table-cell>
          <table:table-cell office:value-type="string" calcext:value-type="string">
            <text:p>gut; bone marrow</text:p>
          </table:table-cell>
          <table:table-cell table:number-columns-repeated="5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2208253" calcext:value-type="float">
            <text:p>122082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orbital infiltration; optic atrophy; CN III/IV/VI palsy</text:p>
          </table:table-cell>
          <table:table-cell office:value-type="string" calcext:value-type="string">
            <text:p>CEOP CT; LEMP CT; Localized 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ight orbital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2208253" calcext:value-type="float">
            <text:p>1220825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rbital infiltration; proptosis; ptosis; restricted EOM; retinal hemorrhage</text:p>
          </table:table-cell>
          <table:table-cell office:value-type="string" calcext:value-type="string">
            <text:p>CEOP CT; DHAP CT; miniBEAM CT; Localized 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bilateral orbital</text:p>
          </table:table-cell>
          <table:table-cell office:value-type="string" calcext:value-type="string">
            <text:p>lymph nodes</text:p>
          </table:table-cell>
          <table:table-cell table:number-columns-repeated="5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2208253" calcext:value-type="float">
            <text:p>1220825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rbital infiltration; restricted EOM</text:p>
          </table:table-cell>
          <table:table-cell office:value-type="string" calcext:value-type="string">
            <text:p>IMVP CT; Localized 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ight orbital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2208253" calcext:value-type="float">
            <text:p>122082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vitritis; macular hole</text:p>
          </table:table-cell>
          <table:table-cell office:value-type="string" calcext:value-type="string">
            <text:p>CEOP CT; Localized RT</text:p>
          </table:table-cell>
          <table:table-cell office:value-type="string" calcext:value-type="string">
            <text:p>&gt;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ight vitreoretinal intraocular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12208253" calcext:value-type="float">
            <text:p>122082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anteroir uveitis; orbital infiltration; proptosis; restricted EOM; disk swelling</text:p>
          </table:table-cell>
          <table:table-cell office:value-type="string" calcext:value-type="string">
            <text:p>CEOP CT; DHAP CT; Localized 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eft orbital</text:p>
          </table:table-cell>
          <table:table-cell office:value-type="string" calcext:value-type="string">
            <text:p>gut</text:p>
          </table:table-cell>
          <table:table-cell table:number-columns-repeated="5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28275603" calcext:value-type="float">
            <text:p>282756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epiphora; fullness of the eyelid</text:p>
          </table:table-cell>
          <table:table-cell office:value-type="string" calcext:value-type="string">
            <text:p>SMILE CT; Localized RT</text:p>
          </table:table-cell>
          <table:table-cell office:value-type="string" calcext:value-type="string">
            <text:p>&gt;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inferior orbital</text:p>
          </table:table-cell>
          <table:table-cell office:value-type="string" calcext:value-type="string">
            <text:p>right ethmoid sinus</text:p>
          </table:table-cell>
          <table:table-cell table:number-columns-repeated="2"/>
          <table:table-cell office:value-type="string" calcext:value-type="string">
            <text:p>CD3+;CyclinD1+;CD56+;LMP+</text:p>
          </table:table-cell>
          <table:table-cell table:number-columns-repeated="2"/>
          <table:table-cell office:value-type="string" calcext:value-type="string">
            <text:p>SouthAsia</text:p>
          </table:table-cell>
        </table:table-row>
        <table:table-row table:style-name="ro1">
          <table:table-cell office:value-type="float" office:value="24317101" calcext:value-type="float">
            <text:p>243171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ollicular conjunctivitis; periorbital pain; periorbital swelling; exophthalmos; restricted EOM; fever; proptosis; chemosis</text:p>
          </table:table-cell>
          <table:table-cell office:value-type="string" calcext:value-type="string">
            <text:p>CHOP CT; SMILE 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nferior retrobulbar orbita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CD3+;CD56+;GrB+;EBER+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0482393" calcext:value-type="float">
            <text:p>2048239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blurred vision; fever; night sweats; weight loss; decreased vision; anterior chamber cell; nodular and thickened iris; vitreous cell</text:p>
          </table:table-cell>
          <table:table-cell office:value-type="string" calcext:value-type="string">
            <text:p>IV methotrexate; intrathecal methotrexate; systemic prednisol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ris intraocular</text:p>
          </table:table-cell>
          <table:table-cell office:value-type="string" calcext:value-type="string">
            <text:p>leptomeninges;paranasal sinuses;cranial nerves</text:p>
          </table:table-cell>
          <table:table-cell table:number-columns-repeated="5"/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9929112" calcext:value-type="float">
            <text:p>99291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turbid vitreous body; progressive paresthesia; muscle spasm</text:p>
          </table:table-cell>
          <table:table-cell office:value-type="string" calcext:value-type="string">
            <text:p>Localized RT; C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vitreoretinal intraocular</text:p>
          </table:table-cell>
          <table:table-cell office:value-type="string" calcext:value-type="string">
            <text:p>CNS</text:p>
          </table:table-cell>
          <table:table-cell table:number-columns-repeated="2"/>
          <table:table-cell office:value-type="string" calcext:value-type="string">
            <text:p>CD45RO+;CD3+;CD56+;CD19-;CD20-;EBER+</text:p>
          </table:table-cell>
          <table:table-cell table:number-columns-repeated="2"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9929112" calcext:value-type="float">
            <text:p>99291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urred vision; diplopia; headache</text:p>
          </table:table-cell>
          <table:table-cell office:value-type="string" calcext:value-type="string">
            <text:p>BOMES CT;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etroorbital oculomotor nerve entrapment</text:p>
          </table:table-cell>
          <table:table-cell office:value-type="string" calcext:value-type="string">
            <text:p>CNS leptomeningeal; nasal sinus involvement</text:p>
          </table:table-cell>
          <table:table-cell office:value-type="string" calcext:value-type="string">
            <text:p>Positive; anti-EBV viral capsid antigen IgG 1:1280+; anti-EBV early antigen IgG 1:10+</text:p>
          </table:table-cell>
          <table:table-cell/>
          <table:table-cell office:value-type="string" calcext:value-type="string">
            <text:p>CD45RO+;CD3+;CD7+;CD56+;CD19-;CD20-;EBER+</text:p>
          </table:table-cell>
          <table:table-cell office:value-type="string" calcext:value-type="string">
            <text:p>i(7q); 45, X, −X, i(7)(q10), der(11)t(1;11)(q21;q21)</text:p>
          </table:table-cell>
          <table:table-cell/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28966461" calcext:value-type="float">
            <text:p>2896646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blurred vision; pressure sensation in the eye; restricted EOM; conjunctival mass; decreased vision</text:p>
          </table:table-cell>
          <table:table-cell office:value-type="string" calcext:value-type="string">
            <text:p>GELOX CT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left orbital</text:p>
          </table:table-cell>
          <table:table-cell office:value-type="string" calcext:value-type="string">
            <text:p>left ethmoid sinus</text:p>
          </table:table-cell>
          <table:table-cell/>
          <table:table-cell office:value-type="string" calcext:value-type="string">
            <text:p>IVA</text:p>
          </table:table-cell>
          <table:table-cell office:value-type="string" calcext:value-type="string">
            <text:p>CD2+;CD56+;CD5+;EBER+</text:p>
          </table:table-cell>
          <table:table-cell table:number-columns-repeated="2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22800846" calcext:value-type="float">
            <text:p>228008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proptosis; decreased vision; lid swelling; chemosis</text:p>
          </table:table-cell>
          <table:table-cell office:value-type="string" calcext:value-type="string">
            <text:p>RT; 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etroorbital extraocular muscle involvement</text:p>
          </table:table-cell>
          <table:table-cell office:value-type="string" calcext:value-type="string">
            <text:p>cavernous sinus; left basal ganglia; CNS</text:p>
          </table:table-cell>
          <table:table-cell table:number-columns-repeated="2"/>
          <table:table-cell office:value-type="string" calcext:value-type="string">
            <text:p>CD56+;CD3+;GrB+;perforin+;CD7-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EastAsia</text:p>
          </table:table-cell>
        </table:table-row>
        <table:table-row table:style-name="ro1">
          <table:table-cell office:value-type="float" office:value="24831171" calcext:value-type="float">
            <text:p>248311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lid swelling; chemosis; proptosis; restricted EOM</text:p>
          </table:table-cell>
          <table:table-cell office:value-type="string" calcext:value-type="string">
            <text:p>DHAP CT; Localized 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eft inferior orbital</text:p>
          </table:table-cell>
          <table:table-cell office:value-type="string" calcext:value-type="string">
            <text:p>liver; pancreas; bone marrow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CD3+;CD7+;CD8+;TIA-1+;CD56+;EBER+</text:p>
          </table:table-cell>
          <table:table-cell table:number-columns-repeated="2"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4831171" calcext:value-type="float">
            <text:p>248311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lid swelling; diplopia; restricted EOM</text:p>
          </table:table-cell>
          <table:table-cell office:value-type="string" calcext:value-type="string">
            <text:p>SMILE CT; Localized 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eft upper eyelid; left inferior orbital</text:p>
          </table:table-cell>
          <table:table-cell office:value-type="string" calcext:value-type="string">
            <text:p>maxillary and ethmoid sinus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IE</text:p>
          </table:table-cell>
          <table:table-cell office:value-type="string" calcext:value-type="string">
            <text:p>CD2+;CD3+;CD4+;CD7+;CD8+;CD30+;CD56+;TIA-1+;GrB+;perforin+;EBER+</text:p>
          </table:table-cell>
          <table:table-cell table:number-columns-repeated="2"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4831171" calcext:value-type="float">
            <text:p>248311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lid swelling; conjunctival mass; proptosis; diplopia</text:p>
          </table:table-cell>
          <table:table-cell office:value-type="string" calcext:value-type="string">
            <text:p>SMILE CT; intrathecal CT; Localized 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junctival; right inferolateral orbital</text:p>
          </table:table-cell>
          <table:table-cell office:value-type="string" calcext:value-type="string">
            <text:p>left frontal sinus;bilateral ethmoidal sphenoidal and maxillary sinus; CNS</text:p>
          </table:table-cell>
          <table:table-cell/>
          <table:table-cell office:value-type="string" calcext:value-type="string">
            <text:p>IIE</text:p>
          </table:table-cell>
          <table:table-cell office:value-type="string" calcext:value-type="string">
            <text:p>CD2+;CD3+;CD20+;CD56+;TIA-1+;EBER+</text:p>
          </table:table-cell>
          <table:table-cell table:number-columns-repeated="2"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8356722" calcext:value-type="float">
            <text:p>183567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periorbital swelling; decreased visio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&gt;1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ight orbital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18356722" calcext:value-type="float">
            <text:p>183567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fever; eye swelling; sinusitis; epistaxi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&gt;1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eft inferiomedial orbital</text:p>
          </table:table-cell>
          <table:table-cell office:value-type="string" calcext:value-type="string">
            <text:p>bilateral ethmoid sinus</text:p>
          </table:table-cell>
          <table:table-cell table:number-columns-repeated="5"/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19551687" calcext:value-type="float">
            <text:p>195516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ever; conjunctival swelling; nasal congestion; decreased vision; increased IOP</text:p>
          </table:table-cell>
          <table:table-cell office:value-type="string" calcext:value-type="string">
            <text:p>CHOP CT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ight orbital</text:p>
          </table:table-cell>
          <table:table-cell table:number-columns-repeated="3"/>
          <table:table-cell office:value-type="string" calcext:value-type="string">
            <text:p>CD3+;CD45RO+;CD56+;Grb+;TIA-1+;EBER+;CD20-</text:p>
          </table:table-cell>
          <table:table-cell table:number-columns-repeated="2"/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30865070" calcext:value-type="float">
            <text:p>3086507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ever; nasal congestion; fatigue; periorbital edema; ptosis; proptosis; decreased vision; restricted EOM</text:p>
          </table:table-cell>
          <table:table-cell office:value-type="string" calcext:value-type="string">
            <text:p>Palli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right orbital</text:p>
          </table:table-cell>
          <table:table-cell office:value-type="string" calcext:value-type="string">
            <text:p>paranasal sinus</text:p>
          </table:table-cell>
          <table:table-cell table:number-columns-repeated="2"/>
          <table:table-cell office:value-type="string" calcext:value-type="string">
            <text:p>CD3+;CD20-;CD4-;CD5-;CD8-;CD56+;GrB+;perforin+;EBER+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30865070" calcext:value-type="float">
            <text:p>30865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riorbital swelling; periorbital redness; pain; bullous conjunctival chemosis; proptosis</text:p>
          </table:table-cell>
          <table:table-cell office:value-type="string" calcext:value-type="string">
            <text:p>Localized RT; 2/3DeVIC CT</text:p>
          </table:table-cell>
          <table:table-cell office:value-type="string" calcext:value-type="string">
            <text:p>&gt;1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uperonasal orbital</text:p>
          </table:table-cell>
          <table:table-cell office:value-type="string" calcext:value-type="string">
            <text:p>maxillary and ethmoid sinus extension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CD3+;CD20-;CD4-;CD5-;CD8-;CD56+;GrB+;perforin+;EBER+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30865070" calcext:value-type="float">
            <text:p>308650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nasal pain; diplopia; epiphora; blurred vision; decreased vision; periorbital edema; conjunctival injection; proptosis</text:p>
          </table:table-cell>
          <table:table-cell office:value-type="string" calcext:value-type="string">
            <text:p>Localized RT; 2/3DeVIC CT</text:p>
          </table:table-cell>
          <table:table-cell office:value-type="string" calcext:value-type="string">
            <text:p>&gt;4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ight nasolacrimal duct; right medial extraconal orbit; right medial canthus</text:p>
          </table:table-cell>
          <table:table-cell office:value-type="string" calcext:value-type="string">
            <text:p>right middle turbinate; diffuse paranasal sinus involvement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CD3+;CD20-;CD4-;CD5-;CD8-;CD56+;GrB+;perforin+;EBER+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28328558" calcext:value-type="float">
            <text:p>283285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lacrimal gland elargement; anterior uveitis; conjunctival hyperemia; anterior chamber cell; lid swelling; decreased vision</text:p>
          </table:table-cell>
          <table:table-cell office:value-type="string" calcext:value-type="string">
            <text:p>Palliative RT; Palliative 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eft lacrimal gland; orbital extension</text:p>
          </table:table-cell>
          <table:table-cell office:value-type="string" calcext:value-type="string">
            <text:p>pancreas;stomach;gut;chest wall</text:p>
          </table:table-cell>
          <table:table-cell/>
          <table:table-cell office:value-type="string" calcext:value-type="string">
            <text:p>IVE</text:p>
          </table:table-cell>
          <table:table-cell office:value-type="string" calcext:value-type="string">
            <text:p>CD56+;CD2+;CD3+;CD20+;GrB+;perforin+;EBER+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NorthAmerica</text:p>
          </table:table-cell>
        </table:table-row>
        <table:table-row table:style-name="ro1">
          <table:table-cell office:value-type="float" office:value="31124303" calcext:value-type="float">
            <text:p>3112430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urulent discharge from the eye</text:p>
          </table:table-cell>
          <table:table-cell office:value-type="string" calcext:value-type="string">
            <text:p>Surgical evis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ntraocular</text:p>
          </table:table-cell>
          <table:table-cell table:number-columns-repeated="3"/>
          <table:table-cell office:value-type="string" calcext:value-type="string">
            <text:p>CD3+;CD56+</text:p>
          </table:table-cell>
          <table:table-cell table:number-columns-repeated="2"/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15785994" calcext:value-type="float">
            <text:p>1578599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conjunctival swelling; periorbital swelling</text:p>
          </table:table-cell>
          <table:table-cell office:value-type="string" calcext:value-type="string">
            <text:p>CHOP CT; Localized 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junctival</text:p>
          </table:table-cell>
          <table:table-cell table:number-columns-repeated="3"/>
          <table:table-cell office:value-type="string" calcext:value-type="string">
            <text:p>CD56+;TIA+;CD3+;BCL-2+;EBER+</text:p>
          </table:table-cell>
          <table:table-cell office:value-type="string" calcext:value-type="string">
            <text:p>TCR-rearrangement germ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08:46:51.543351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0T12:57:55.648993430</dc:date>
    <meta:editing-duration>PT3H42M37S</meta:editing-duration>
    <meta:editing-cycles>43</meta:editing-cycles>
    <meta:generator>LibreOffice/6.4.6.2$Linux_X86_64 LibreOffice_project/40$Build-2</meta:generator>
    <meta:document-statistic meta:table-count="1" meta:cell-count="799" meta:object-count="0"/>
  </office:meta>
</office:document-meta>
</file>